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4.3cm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776cm" fo:min-width="0.526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59cm" draw:marker-start-width="0.438cm" draw:marker-end="線の終点_20_3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draw:marker-start-width="0.438cm" draw:marker-end="線の終点_20_4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53.1cm"/>
    </style:style>
    <style:style style:name="gr9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592cm" fo:min-width="13.742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ed4c05" draw:marker-start-width="0.438cm" draw:marker-end-width="0.438cm" draw:fill-color="#ffaa95" draw:textarea-horizontal-align="justify" draw:textarea-vertical-align="middle" draw:auto-grow-height="false" fo:min-height="1.392cm" fo:min-width="1.342cm" fo:padding-top="0.204cm" fo:padding-bottom="0.204cm" fo:padding-left="0.329cm" fo:padding-right="0.329cm"/>
    </style:style>
    <style:style style:name="gr11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342cm" fo:min-width="0.244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432cm" fo:min-width="0.485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59cm" svg:stroke-color="#000000" draw:marker-start-width="0.438cm" draw:marker-end="線の終点_20_2" draw:marker-end-width="0.538cm" draw:stroke-linejoin="round" svg:stroke-linecap="round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168cm" fo:min-width="0.157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352cm" fo:min-width="0.375cm" fo:padding-top="0.178cm" fo:padding-bottom="0.178cm" fo:padding-left="0.303cm" fo:padding-right="0.303cm"/>
    </style:style>
    <style:style style:name="gr16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392cm" fo:min-width="1.342cm" fo:padding-top="0.204cm" fo:padding-bottom="0.204cm" fo:padding-left="0.329cm" fo:padding-right="0.329cm"/>
    </style:style>
    <style:style style:name="gr17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624cm" fo:min-width="0.384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564cm" fo:min-width="0.668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624cm" fo:min-width="0.384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564cm" fo:min-width="0.668cm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92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75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51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81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685cm"/>
      <style:paragraph-properties style:writing-mode="lr-tb"/>
    </style:style>
    <style:style style:name="gr26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602cm" fo:min-width="13.372cm" fo:padding-top="0.265cm" fo:padding-bottom="0.265cm" fo:padding-left="0.39cm" fo:padding-right="0.39cm"/>
    </style:style>
    <style:style style:name="gr27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29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30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48cm" fo:min-width="13.25cm" fo:padding-top="0.265cm" fo:padding-bottom="0.265cm" fo:padding-left="0.39cm" fo:padding-right="0.39cm"/>
    </style:style>
    <style:style style:name="gr31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164cm" fo:min-width="0.914cm" fo:padding-top="0.204cm" fo:padding-bottom="0.204cm" fo:padding-left="0.329cm" fo:padding-right="0.329cm"/>
    </style:style>
    <style:style style:name="gr32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33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75cm" fo:min-width="15.5cm" fo:padding-top="0.204cm" fo:padding-bottom="0.204cm" fo:padding-left="0.329cm" fo:padding-right="0.329cm"/>
    </style:style>
    <style:style style:name="gr34" style:family="graphic" style:parent-style-name="standard">
      <style:graphic-properties svg:stroke-width="0.282cm" svg:stroke-color="#ff8000" draw:marker-start-width="0.622cm" draw:marker-end-width="0.622cm" draw:fill-color="#ffb66c" draw:textarea-horizontal-align="justify" draw:textarea-vertical-align="middle" draw:auto-grow-height="false" fo:min-height="9.28cm" fo:min-width="3.62cm" fo:padding-top="0.265cm" fo:padding-bottom="0.265cm" fo:padding-left="0.39cm" fo:padding-right="0.39cm" style:writing-mode="lr-tb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18cm"/>
      <style:paragraph-properties style:writing-mode="lr-tb"/>
    </style:style>
    <style:style style:name="gr36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/>
      <style:paragraph-properties style:writing-mode="lr-tb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4.05cm" fo:min-width="1.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/>
      <style:paragraph-properties style:writing-mode="lr-tb"/>
    </style:style>
    <style:style style:name="gr39" style:family="graphic" style:parent-style-name="objectwithoutfill">
      <style:graphic-properties svg:stroke-width="0.212cm" svg:stroke-color="#000000" draw:marker-start-width="0.517cm" draw:marker-end="線の終点_20_15" draw:marker-end-width="0.617cm" draw:fill="none" draw:textarea-vertical-align="middle" fo:padding-top="0.23cm" fo:padding-bottom="0.23cm" fo:padding-left="0.355cm" fo:padding-right="0.355cm"/>
    </style:style>
    <style:style style:name="gr40" style:family="graphic" style:parent-style-name="standard">
      <style:graphic-properties svg:stroke-width="0.212cm" draw:marker-start-width="0.518cm" draw:marker-end-width="0.518cm" draw:fill-color="#729fcf" draw:textarea-horizontal-align="justify" draw:textarea-vertical-align="middle" draw:auto-grow-height="false" fo:min-height="0.838cm" fo:min-width="0.588cm" fo:padding-top="0.231cm" fo:padding-bottom="0.231cm" fo:padding-left="0.356cm" fo:padding-right="0.356cm"/>
    </style:style>
    <style:style style:name="gr41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592cm" fo:min-width="15.342cm" fo:padding-top="0.204cm" fo:padding-bottom="0.204cm" fo:padding-left="0.329cm" fo:padding-right="0.329cm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1.5cm"/>
    </style:style>
    <style:style style:name="gr43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/>
      <style:paragraph-properties style:writing-mode="lr-tb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24.75cm" fo:min-width="60.3cm"/>
    </style:style>
    <style:style style:name="gr45" style:family="graphic" style:parent-style-name="standard">
      <style:graphic-properties svg:stroke-width="0.159cm" svg:stroke-color="#000000" draw:marker-start-width="0.438cm" draw:marker-end-width="0.438cm" draw:fill="solid" draw:fill-color="#b2b2b2" draw:textarea-horizontal-align="justify" draw:textarea-vertical-align="middle" draw:auto-grow-height="false" fo:min-height="1.55cm" fo:min-width="28.5cm" fo:padding-top="0.204cm" fo:padding-bottom="0.204cm" fo:padding-left="0.329cm" fo:padding-right="0.329cm"/>
    </style:style>
    <style:style style:name="gr46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2.444cm" fo:min-width="1.794cm" fo:padding-top="0.178cm" fo:padding-bottom="0.178cm" fo:padding-left="0.303cm" fo:padding-right="0.303cm"/>
    </style:style>
    <style:style style:name="gr47" style:family="graphic" style:parent-style-name="standard">
      <style:graphic-properties svg:stroke-color="#bbe33d" draw:fill-color="#bbe33d" draw:textarea-horizontal-align="justify" draw:textarea-vertical-align="middle" draw:auto-grow-height="false" fo:min-height="7.55cm" fo:min-width="6.7cm"/>
    </style:style>
    <style:style style:name="gr48" style:family="graphic" style:parent-style-name="standard">
      <style:graphic-properties svg:stroke-width="0.106cm" svg:stroke-color="#666666" draw:marker-start-width="0.359cm" draw:marker-end-width="0.359cm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49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50" style:family="graphic" style:parent-style-name="standard">
      <style:graphic-properties svg:stroke-width="0.106cm" svg:stroke-color="#666666" draw:marker-start-width="0.359cm" draw:marker-end-width="0.359cm" draw:fill-color="#00a933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51" style:family="graphic" style:parent-style-name="objectwithoutfill">
      <style:graphic-properties draw:stroke="dash" draw:stroke-dash="Double_20_Dash" svg:stroke-width="0.159cm" svg:stroke-color="#ffffff" draw:marker-start-width="0.438cm" draw:marker-end-width="0.438cm" svg:stroke-linecap="butt" draw:fill="none" draw:textarea-vertical-align="middle" fo:padding-top="0.204cm" fo:padding-bottom="0.204cm" fo:padding-left="0.329cm" fo:padding-right="0.329cm"/>
    </style:style>
    <style:style style:name="gr52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3" style:family="graphic" style:parent-style-name="standard">
      <style:graphic-properties svg:stroke-width="0.159cm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0cm"/>
      <style:paragraph-properties style:writing-mode="lr-tb"/>
    </style:style>
    <style:style style:name="gr56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1.355cm" fo:min-width="0.861cm" fo:padding-top="0.178cm" fo:padding-bottom="0.178cm" fo:padding-left="0.303cm" fo:padding-right="0.303cm"/>
    </style:style>
    <style:style style:name="gr57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124cm" fo:min-width="1.037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276cm" fo:min-width="4.592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666666" draw:marker-start-width="0.359cm" draw:marker-end-width="0.359cm" draw:fill="solid" draw:fill-color="#00a933" draw:textarea-horizontal-align="justify" draw:textarea-vertical-align="middle" draw:auto-grow-height="false" fo:min-height="0.124cm" fo:min-width="1.037cm" fo:padding-top="0.178cm" fo:padding-bottom="0.178cm" fo:padding-left="0.303cm" fo:padding-right="0.30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631cm"/>
      <style:paragraph-properties style:writing-mode="lr-tb"/>
    </style:style>
    <style:style style:name="gr61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17cm" fo:min-width="4.486cm" fo:padding-top="0.178cm" fo:padding-bottom="0.178cm" fo:padding-left="0.303cm" fo:padding-right="0.303cm"/>
    </style:style>
    <style:style style:name="gr62" style:family="graphic" style:parent-style-name="objectwithoutfill">
      <style:graphic-properties svg:stroke-width="0.212cm" draw:marker-start="線の終点_20_5" draw:marker-start-width="0.617cm" draw:marker-end="線の終点_20_6" draw:marker-end-width="0.617cm" draw:fill="none" draw:textarea-vertical-align="middle" fo:padding-top="0.23cm" fo:padding-bottom="0.23cm" fo:padding-left="0.355cm" fo:padding-right="0.355cm"/>
    </style:style>
    <style:style style:name="gr63" style:family="graphic" style:parent-style-name="objectwithoutfill">
      <style:graphic-properties svg:stroke-width="0.212cm" draw:marker-start="線の終点_20_7" draw:marker-start-width="0.618cm" draw:marker-end="線の終点_20_8" draw:marker-end-width="0.618cm" draw:fill="none" draw:textarea-vertical-align="middle" fo:padding-top="0.231cm" fo:padding-bottom="0.231cm" fo:padding-left="0.356cm" fo:padding-right="0.356cm"/>
    </style:style>
    <style:style style:name="gr64" style:family="graphic" style:parent-style-name="objectwithoutfill">
      <style:graphic-properties svg:stroke-width="0.212cm" draw:marker-start="線の終点_20_9" draw:marker-start-width="0.618cm" draw:marker-end="線の終点_20_10" draw:marker-end-width="0.618cm" draw:fill="none" draw:textarea-vertical-align="middle" fo:padding-top="0.231cm" fo:padding-bottom="0.231cm" fo:padding-left="0.356cm" fo:padding-right="0.356cm"/>
    </style:style>
    <style:style style:name="gr65" style:family="graphic" style:parent-style-name="objectwithoutfill">
      <style:graphic-properties svg:stroke-width="0.212cm" draw:marker-start="線の終点_20_11" draw:marker-start-width="0.617cm" draw:marker-end="線の終点_20_12" draw:marker-end-width="0.617cm" draw:fill="none" draw:textarea-vertical-align="middle" fo:padding-top="0.23cm" fo:padding-bottom="0.23cm" fo:padding-left="0.355cm" fo:padding-right="0.355cm"/>
    </style:style>
    <style:style style:name="gr66" style:family="graphic" style:parent-style-name="objectwithoutfill">
      <style:graphic-properties svg:stroke-width="0.212cm" draw:marker-start="線の終点_20_13" draw:marker-start-width="0.618cm" draw:marker-end="線の終点_20_14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標準-notes">
      <style:graphic-properties draw:fill-color="#ffffff" fo:min-height="13.364cm"/>
      <style:paragraph-properties style:writing-mode="lr-tb"/>
    </style:style>
    <style:style style:name="pr3" style:family="presentation" style:parent-style-name="標準-title">
      <style:graphic-properties fo:min-height="7.011cm"/>
      <style:paragraph-properties style:writing-mode="lr-tb"/>
    </style:style>
    <style:style style:name="co1" style:family="table-column">
      <style:table-column-properties style:column-width="2.359cm" style:use-optimal-column-width="false"/>
    </style:style>
    <style:style style:name="co2" style:family="table-column">
      <style:table-column-properties style:column-width="2.356cm" style:use-optimal-column-width="false"/>
    </style:style>
    <style:style style:name="ro1" style:family="table-row">
      <style:table-row-properties style:row-height="2.1cm" style:use-optimal-row-height="false"/>
    </style:style>
    <style:style style:name="ro2" style:family="table-row">
      <style:table-row-properties style:row-height="2.109cm" style:use-optimal-row-height="false"/>
    </style:style>
    <style:style style:name="ce1" style:family="table-cell">
      <style:paragraph-properties fo:border="1.28pt solid #000000"/>
    </style:style>
    <style:style style:name="ce2" style:family="table-cell">
      <loext:graphic-properties draw:textarea-vertical-align="middle"/>
      <style:paragraph-properties fo:text-align="center" fo:border="1.28pt solid 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-color="#ffaa95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b3cac7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IPAexゴシック" style:font-name-asian="IPAexゴシック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de59"/>
      <style:paragraph-properties fo:text-align="center"/>
    </style:style>
    <style:style style:name="P13" style:family="paragraph">
      <loext:graphic-properties draw:fill-color="#ffb66c"/>
      <style:paragraph-properties fo:text-align="center" style:writing-mode="lr-tb"/>
    </style:style>
    <style:style style:name="P14" style:family="paragraph">
      <loext:graphic-properties draw:fill-color="#b3cac7"/>
      <style:paragraph-properties fo:text-align="center" style:writing-mode="lr-tb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b3cac7"/>
      <style:paragraph-properties fo:text-align="center" style:writing-mode="lr-tb"/>
      <style:text-properties fo:font-size="32pt" style:font-size-asian="32pt" style:font-size-complex="32pt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-color="#b4c7dc"/>
      <style:paragraph-properties fo:text-align="center" style:writing-mode="lr-tb"/>
    </style:style>
    <style:style style:name="P20" style:family="paragraph">
      <loext:graphic-properties draw:fill="solid" draw:fill-color="#b2b2b2"/>
      <style:paragraph-properties fo:text-align="center"/>
    </style:style>
    <style:style style:name="P21" style:family="paragraph">
      <loext:graphic-properties draw:fill-color="#fbebab"/>
      <style:paragraph-properties fo:text-align="center"/>
    </style:style>
    <style:style style:name="P22" style:family="paragraph">
      <loext:graphic-properties draw:fill-color="#bbe33d"/>
      <style:paragraph-properties fo:text-align="center"/>
    </style:style>
    <style:style style:name="P23" style:family="paragraph">
      <loext:graphic-properties draw:fill-color="#ff6d6d"/>
      <style:paragraph-properties fo:text-align="center"/>
    </style:style>
    <style:style style:name="P24" style:family="paragraph">
      <loext:graphic-properties draw:fill-color="#00a933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solid" draw:fill-color="#00a933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IPAexゴシック" fo:font-size="26pt" style:font-name-asian="IPAexゴシック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4.8cm" svg:height="12cm" svg:x="4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standard" draw:layer="layout" svg:width="11.791cm" svg:height="10.508cm" svg:x="5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3" draw:text-style-name="P2" draw:layer="layout" svg:width="1.6cm" svg:height="1.6cm" svg:x="8.194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9.794cm" svg:y1="12.702cm" svg:x2="10.894cm" svg:y2="12.702cm">
            <text:p/>
          </draw:line>
          <draw:line draw:style-name="gr4" draw:text-style-name="P3" draw:layer="layout" svg:x1="8.254cm" svg:y1="12.702cm" svg:x2="7.154cm" svg:y2="12.702cm">
            <text:p/>
          </draw:line>
          <draw:line draw:style-name="gr4" draw:text-style-name="P3" draw:layer="layout" svg:x1="8.944cm" svg:y1="13.452cm" svg:x2="8.944cm" svg:y2="14.552cm">
            <text:p/>
          </draw:line>
          <draw:line draw:style-name="gr4" draw:text-style-name="P3" draw:layer="layout" svg:x1="8.945cm" svg:y1="11.913cm" svg:x2="8.945cm" svg:y2="10.813cm">
            <text:p/>
          </draw:line>
          <draw:path draw:style-name="gr5" draw:text-style-name="P3" draw:layer="layout" svg:width="1.069cm" svg:height="1.117cm" draw:transform="rotate (0.642804763509512) translate (9.32402609697617cm 11.5344043326258cm)" svg:viewBox="0 0 1070 1118" svg:d="M87 0c322 21 718 104 952 397 213 265-759 680-759 680l-280 41">
            <text:p/>
          </draw:path>
          <draw:custom-shape draw:style-name="gr3" draw:text-style-name="P2" draw:layer="layout" svg:width="1.6cm" svg:height="1.6cm" svg:x="10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2.194cm" svg:y1="17.003cm" svg:x2="13.294cm" svg:y2="17.003cm">
            <text:p/>
          </draw:line>
          <draw:line draw:style-name="gr4" draw:text-style-name="P3" draw:layer="layout" svg:x1="10.654cm" svg:y1="17.003cm" svg:x2="9.554cm" svg:y2="17.003cm">
            <text:p/>
          </draw:line>
          <draw:line draw:style-name="gr4" draw:text-style-name="P3" draw:layer="layout" svg:x1="11.344cm" svg:y1="17.753cm" svg:x2="11.344cm" svg:y2="18.853cm">
            <text:p/>
          </draw:line>
          <draw:line draw:style-name="gr4" draw:text-style-name="P3" draw:layer="layout" svg:x1="11.345cm" svg:y1="16.214cm" svg:x2="11.345cm" svg:y2="15.114cm">
            <text:p/>
          </draw:line>
          <draw:path draw:style-name="gr5" draw:text-style-name="P3" draw:layer="layout" svg:width="1.069cm" svg:height="1.117cm" draw:transform="rotate (0.642804763509512) translate (11.7240260969762cm 15.8354043326258cm)" svg:viewBox="0 0 1070 1118" svg:d="M87 0c322 21 718 104 952 397 213 265-759 680-759 680l-280 41">
            <text:p/>
          </draw:path>
          <draw:line draw:style-name="gr6" draw:text-style-name="P3" draw:layer="layout" svg:x1="5.502cm" svg:y1="9.593cm" svg:x2="17.293cm" svg:y2="9.593cm">
            <text:p/>
          </draw:line>
          <draw:line draw:style-name="gr6" draw:text-style-name="P3" draw:layer="layout" svg:x1="5.503cm" svg:y1="9.593cm" svg:x2="17.294cm" svg:y2="9.593cm">
            <text:p/>
          </draw:line>
          <draw:line draw:style-name="gr6" draw:text-style-name="P3" draw:layer="layout" svg:x1="5.504cm" svg:y1="20.093cm" svg:x2="17.295cm" svg:y2="20.093cm">
            <text:p/>
          </draw:line>
          <draw:line draw:style-name="gr6" draw:text-style-name="P3" draw:layer="layout" svg:x1="5.499cm" svg:y1="9.498cm" svg:x2="5.504cm" svg:y2="20.093cm">
            <text:p/>
          </draw:line>
          <draw:line draw:style-name="gr6" draw:text-style-name="P3" draw:layer="layout" svg:x1="17.3cm" svg:y1="9.499cm" svg:x2="17.293cm" svg:y2="13.702cm">
            <text:p/>
          </draw:line>
          <draw:line draw:style-name="gr6" draw:text-style-name="P3" draw:layer="layout" svg:x1="17.301cm" svg:y1="15.9cm" svg:x2="17.294cm" svg:y2="20.103cm">
            <text:p/>
          </draw:line>
        </draw:g>
        <draw:custom-shape draw:style-name="gr1" draw:text-style-name="P1" draw:layer="layout" svg:width="14.8cm" svg:height="12cm" svg:x="4cm" svg:y="22.8cm">
          <text:p/>
          <draw:enhanced-geometry svg:viewBox="0 0 21600 21600" draw:type="rectangle" draw:enhanced-path="M 0 0 L 21600 0 21600 21600 0 21600 0 0 Z N"/>
        </draw:custom-shape>
        <draw:g>
          <draw:frame draw:style-name="standard" draw:layer="layout" svg:width="11.791cm" svg:height="10.508cm" svg:x="5.502cm" svg:y="23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1" table:default-cell-style-name="ce2"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  <table:table-cell>
                  <text:p text:style-name="P2">出口</text:p>
                  <text:p text:style-name="P2">0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2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6" draw:text-style-name="P3" draw:layer="layout" svg:x1="5.502cm" svg:y1="23.593cm" svg:x2="17.293cm" svg:y2="23.593cm">
            <text:p/>
          </draw:line>
          <draw:line draw:style-name="gr6" draw:text-style-name="P3" draw:layer="layout" svg:x1="5.503cm" svg:y1="23.593cm" svg:x2="17.294cm" svg:y2="23.593cm">
            <text:p/>
          </draw:line>
          <draw:line draw:style-name="gr6" draw:text-style-name="P3" draw:layer="layout" svg:x1="5.504cm" svg:y1="34.093cm" svg:x2="17.295cm" svg:y2="34.093cm">
            <text:p/>
          </draw:line>
          <draw:line draw:style-name="gr6" draw:text-style-name="P3" draw:layer="layout" svg:x1="5.499cm" svg:y1="23.498cm" svg:x2="5.504cm" svg:y2="34.093cm">
            <text:p/>
          </draw:line>
          <draw:line draw:style-name="gr6" draw:text-style-name="P3" draw:layer="layout" svg:x1="17.3cm" svg:y1="23.499cm" svg:x2="17.293cm" svg:y2="27.702cm">
            <text:p/>
          </draw:line>
          <draw:line draw:style-name="gr6" draw:text-style-name="P3" draw:layer="layout" svg:x1="17.301cm" svg:y1="29.9cm" svg:x2="17.294cm" svg:y2="34.103cm">
            <text:p/>
          </draw:line>
        </draw:g>
        <draw:custom-shape draw:style-name="gr1" draw:text-style-name="P1" draw:layer="layout" svg:width="14.8cm" svg:height="12cm" svg:x="21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standard" draw:layer="layout" svg:width="11.791cm" svg:height="10.508cm" svg:x="22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custom-shape draw:style-name="gr3" draw:text-style-name="P2" draw:layer="layout" svg:width="1.6cm" svg:height="1.6cm" svg:x="27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2.502cm" svg:y1="9.593cm" svg:x2="34.293cm" svg:y2="9.593cm">
            <text:p/>
          </draw:line>
          <draw:line draw:style-name="gr6" draw:text-style-name="P3" draw:layer="layout" svg:x1="22.503cm" svg:y1="9.593cm" svg:x2="34.294cm" svg:y2="9.593cm">
            <text:p/>
          </draw:line>
          <draw:line draw:style-name="gr6" draw:text-style-name="P3" draw:layer="layout" svg:x1="22.504cm" svg:y1="20.093cm" svg:x2="34.295cm" svg:y2="20.093cm">
            <text:p/>
          </draw:line>
          <draw:line draw:style-name="gr6" draw:text-style-name="P3" draw:layer="layout" svg:x1="22.499cm" svg:y1="9.498cm" svg:x2="22.504cm" svg:y2="20.093cm">
            <text:p/>
          </draw:line>
          <draw:line draw:style-name="gr6" draw:text-style-name="P3" draw:layer="layout" svg:x1="34.3cm" svg:y1="9.499cm" svg:x2="34.293cm" svg:y2="13.702cm">
            <text:p/>
          </draw:line>
          <draw:line draw:style-name="gr6" draw:text-style-name="P3" draw:layer="layout" svg:x1="34.301cm" svg:y1="15.9cm" svg:x2="34.294cm" svg:y2="20.103cm">
            <text:p/>
          </draw:line>
          <draw:custom-shape draw:style-name="gr3" draw:text-style-name="P2" draw:layer="layout" svg:width="1.6cm" svg:height="1.6cm" svg:x="29.995cm" svg:y="16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9.996cm" svg:y="1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7cm" svg:y="14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8cm" svg:y="16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9.9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7.598cm" svg:y="14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9cm" svg:y="18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9cm" svg:y="9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5.1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2.7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8" draw:text-style-name="P1" draw:layer="layout" svg:width="53.6cm" svg:height="19cm" svg:x="3.6cm" svg:y="5.2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9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1.612cm" svg:y1="12.6cm" svg:x2="12.298cm" svg:y2="12.6cm">
              <text:p/>
            </draw:line>
          </draw:g>
          <draw:g draw:style-name="gr2">
            <draw:custom-shape draw:style-name="gr14" draw:text-style-name="P8" draw:layer="layout" svg:width="1.077cm" svg:height="2.154cm" svg:x="13.629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3.475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1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9.528cm" svg:y1="12cm" svg:x2="10.214cm" svg:y2="12cm">
              <text:p/>
            </draw:line>
          </draw:g>
          <draw:g draw:style-name="gr2">
            <draw:custom-shape draw:style-name="gr11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8.212cm" svg:y1="14.2cm" svg:x2="8.898cm" svg:y2="14.2cm">
              <text:p/>
            </draw:line>
          </draw:g>
          <draw:g draw:style-name="gr2">
            <draw:custom-shape draw:style-name="gr14" draw:text-style-name="P8" draw:layer="layout" svg:width="1.077cm" svg:height="2.154cm" svg:x="15.502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5.348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4" draw:text-style-name="P8" draw:layer="layout" svg:width="1.077cm" svg:height="2.154cm" svg:x="18.029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7.875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9" draw:text-style-name="P5" draw:layer="layout" svg:width="14.4cm" svg:height="2cm" svg:x="27.066cm" svg:y="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4.4cm" svg:height="2cm" svg:x="27.066cm" svg:y="16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7" draw:layer="layout" svg:width="1.2cm" svg:height="2.4cm" svg:x="33.0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32.8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4.38cm" svg:y1="11.8cm" svg:x2="35.066cm" svg:y2="11.8cm">
              <text:p/>
            </draw:line>
          </draw:g>
          <draw:g draw:style-name="gr2">
            <draw:custom-shape draw:style-name="gr14" draw:text-style-name="P8" draw:layer="layout" svg:width="1.077cm" svg:height="2.154cm" svg:x="32.426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32.272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2.281cm" svg:y1="14.677cm" svg:x2="31.666cm" svg:y2="14.677cm">
              <text:p/>
            </draw:line>
          </draw:g>
          <draw:g draw:style-name="gr2">
            <draw:custom-shape draw:style-name="gr11" draw:text-style-name="P7" draw:layer="layout" svg:width="1.2cm" svg:height="2.4cm" svg:x="30.4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30.2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1.78cm" svg:y1="11.8cm" svg:x2="32.466cm" svg:y2="11.8cm">
              <text:p/>
            </draw:line>
          </draw:g>
          <draw:g draw:style-name="gr2">
            <draw:custom-shape draw:style-name="gr11" draw:text-style-name="P7" draw:layer="layout" svg:width="1.2cm" svg:height="2.4cm" svg:x="28.637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28.466cm" svg:y="12.8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0.009cm" svg:y1="13.4cm" svg:x2="30.695cm" svg:y2="13.4cm">
              <text:p/>
            </draw:line>
          </draw:g>
          <draw:g draw:style-name="gr2">
            <draw:custom-shape draw:style-name="gr14" draw:text-style-name="P8" draw:layer="layout" svg:width="1.077cm" svg:height="2.154cm" svg:x="35.114cm" svg:y="12.8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34.96cm" svg:y="13.4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4.969cm" svg:y1="13.923cm" svg:x2="34.354cm" svg:y2="13.923cm">
              <text:p/>
            </draw:line>
          </draw:g>
          <draw:g draw:style-name="gr2">
            <draw:custom-shape draw:style-name="gr14" draw:text-style-name="P8" draw:layer="layout" svg:width="1.077cm" svg:height="2.154cm" svg:x="37.226cm" svg:y="13.4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37.072cm" svg:y="14.0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7.081cm" svg:y1="14.523cm" svg:x2="36.466cm" svg:y2="14.523cm">
              <text:p/>
            </draw:line>
          </draw:g>
        </draw:g>
        <draw:g draw:style-name="gr2">
          <draw:custom-shape draw:style-name="gr16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7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7.75cm" svg:y1="15.2cm" svg:x2="48.55cm" svg:y2="15.2cm">
              <text:p/>
            </draw:line>
          </draw:g>
          <draw:g draw:style-name="gr2">
            <draw:custom-shape draw:style-name="gr19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6.75cm" svg:y1="19.2cm" svg:x2="45.95cm" svg:y2="19.2cm">
              <text:p/>
            </draw:line>
          </draw:g>
          <draw:frame draw:style-name="gr21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2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3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3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4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5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8" draw:text-style-name="P1" draw:layer="layout" svg:width="53.6cm" svg:height="19cm" svg:x="3.6cm" svg:y="-14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4.03cm" svg:height="2.01cm" svg:x="6.069cm" svg:y="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4.03cm" svg:height="2.01cm" svg:x="6.069cm" svg:y="16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5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line draw:style-name="gr27" draw:text-style-name="P3" draw:layer="layout" svg:x1="6.069cm" svg:y1="10cm" svg:x2="6.069cm" svg:y2="16cm">
          <text:p/>
        </draw:line>
        <draw:line draw:style-name="gr27" draw:text-style-name="P3" draw:layer="layout" svg:x1="6.069cm" svg:y1="10cm" svg:x2="6.069cm" svg:y2="16cm">
          <text:p/>
        </draw:line>
        <draw:line draw:style-name="gr27" draw:text-style-name="P3" draw:layer="layout" svg:x1="8.069cm" svg:y1="10cm" svg:x2="8.069cm" svg:y2="16cm">
          <text:p/>
        </draw:line>
        <draw:line draw:style-name="gr27" draw:text-style-name="P3" draw:layer="layout" svg:x1="10.069cm" svg:y1="10cm" svg:x2="10.069cm" svg:y2="16cm">
          <text:p/>
        </draw:line>
        <draw:line draw:style-name="gr27" draw:text-style-name="P3" draw:layer="layout" svg:x1="12.069cm" svg:y1="10cm" svg:x2="12.069cm" svg:y2="16cm">
          <text:p/>
        </draw:line>
        <draw:line draw:style-name="gr27" draw:text-style-name="P3" draw:layer="layout" svg:x1="14.069cm" svg:y1="10cm" svg:x2="14.069cm" svg:y2="16cm">
          <text:p/>
        </draw:line>
        <draw:line draw:style-name="gr27" draw:text-style-name="P3" draw:layer="layout" svg:x1="16.069cm" svg:y1="10cm" svg:x2="16.069cm" svg:y2="16cm">
          <text:p/>
        </draw:line>
        <draw:line draw:style-name="gr27" draw:text-style-name="P3" draw:layer="layout" svg:x1="18.069cm" svg:y1="10cm" svg:x2="18.069cm" svg:y2="16cm">
          <text:p/>
        </draw:line>
        <draw:line draw:style-name="gr27" draw:text-style-name="P3" draw:layer="layout" svg:x1="20.069cm" svg:y1="10cm" svg:x2="20.069cm" svg:y2="16cm">
          <text:p/>
        </draw:line>
        <draw:line draw:style-name="gr27" draw:text-style-name="P3" draw:layer="layout" svg:x1="20.069cm" svg:y1="12cm" svg:x2="6.069cm" svg:y2="12cm">
          <text:p/>
        </draw:line>
        <draw:line draw:style-name="gr27" draw:text-style-name="P3" draw:layer="layout" svg:x1="20.069cm" svg:y1="14cm" svg:x2="6.069cm" svg:y2="14cm">
          <text:p/>
        </draw:line>
        <draw:custom-shape draw:style-name="gr28" draw:text-style-name="P7" draw:layer="layout" svg:width="2cm" svg:height="2cm" svg:x="10.06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10.07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8.07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12.073cm" svg:y="12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14.074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14.075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16.076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18.0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32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3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27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3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3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37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14.03cm" svg:height="2.01cm" svg:x="27.269cm" svg:y="1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4.03cm" svg:height="2.01cm" svg:x="27.269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8" draw:text-style-name="P1" draw:layer="layout" svg:width="53.6cm" svg:height="19cm" svg:x="2.8cm" svg:y="-15.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9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1.612cm" svg:y1="12.6cm" svg:x2="12.298cm" svg:y2="12.6cm">
              <text:p/>
            </draw:line>
          </draw:g>
          <draw:g draw:style-name="gr2">
            <draw:custom-shape draw:style-name="gr14" draw:text-style-name="P8" draw:layer="layout" svg:width="1.077cm" svg:height="2.154cm" svg:x="13.629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3.475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1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9.528cm" svg:y1="12cm" svg:x2="10.214cm" svg:y2="12cm">
              <text:p/>
            </draw:line>
          </draw:g>
          <draw:g draw:style-name="gr2">
            <draw:custom-shape draw:style-name="gr11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8.212cm" svg:y1="14.2cm" svg:x2="8.898cm" svg:y2="14.2cm">
              <text:p/>
            </draw:line>
          </draw:g>
          <draw:g draw:style-name="gr2">
            <draw:custom-shape draw:style-name="gr14" draw:text-style-name="P8" draw:layer="layout" svg:width="1.077cm" svg:height="2.154cm" svg:x="15.502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5.348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4" draw:text-style-name="P8" draw:layer="layout" svg:width="1.077cm" svg:height="2.154cm" svg:x="18.029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7.875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1" draw:text-style-name="P7" draw:layer="layout" svg:width="1.2cm" svg:height="2.4cm" svg:x="33.0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543cm" svg:height="1.114cm" svg:x="32.8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4.38cm" svg:y1="11.8cm" svg:x2="35.066cm" svg:y2="11.8cm">
            <text:p/>
          </draw:line>
        </draw:g>
        <draw:g draw:style-name="gr2">
          <draw:custom-shape draw:style-name="gr14" draw:text-style-name="P8" draw:layer="layout" svg:width="1.077cm" svg:height="2.154cm" svg:x="32.426cm" svg:y="13.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385cm" svg:height="1cm" svg:x="32.272cm" svg:y="14.17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2.281cm" svg:y1="14.677cm" svg:x2="31.666cm" svg:y2="14.677cm">
            <text:p/>
          </draw:line>
        </draw:g>
        <draw:g draw:style-name="gr2">
          <draw:custom-shape draw:style-name="gr11" draw:text-style-name="P7" draw:layer="layout" svg:width="1.2cm" svg:height="2.4cm" svg:x="30.4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543cm" svg:height="1.114cm" svg:x="30.2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1.78cm" svg:y1="11.8cm" svg:x2="32.466cm" svg:y2="11.8cm">
            <text:p/>
          </draw:line>
        </draw:g>
        <draw:g draw:style-name="gr2">
          <draw:custom-shape draw:style-name="gr11" draw:text-style-name="P7" draw:layer="layout" svg:width="1.2cm" svg:height="2.4cm" svg:x="28.637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543cm" svg:height="1.114cm" svg:x="28.466cm" svg:y="12.8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0.009cm" svg:y1="13.4cm" svg:x2="30.695cm" svg:y2="13.4cm">
            <text:p/>
          </draw:line>
        </draw:g>
        <draw:g draw:style-name="gr2">
          <draw:custom-shape draw:style-name="gr14" draw:text-style-name="P8" draw:layer="layout" svg:width="1.077cm" svg:height="2.154cm" svg:x="35.114cm" svg:y="12.8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385cm" svg:height="1cm" svg:x="34.96cm" svg:y="13.4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4.969cm" svg:y1="13.923cm" svg:x2="34.354cm" svg:y2="13.923cm">
            <text:p/>
          </draw:line>
        </draw:g>
        <draw:g draw:style-name="gr2">
          <draw:custom-shape draw:style-name="gr14" draw:text-style-name="P8" draw:layer="layout" svg:width="1.077cm" svg:height="2.154cm" svg:x="37.226cm" svg:y="13.4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385cm" svg:height="1cm" svg:x="37.072cm" svg:y="14.0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7.081cm" svg:y1="14.523cm" svg:x2="36.466cm" svg:y2="14.523cm">
            <text:p/>
          </draw:line>
        </draw:g>
        <draw:g draw:style-name="gr2">
          <draw:custom-shape draw:style-name="gr16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7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7.75cm" svg:y1="15.2cm" svg:x2="48.55cm" svg:y2="15.2cm">
              <text:p/>
            </draw:line>
          </draw:g>
          <draw:g draw:style-name="gr2">
            <draw:custom-shape draw:style-name="gr19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6.75cm" svg:y1="19.2cm" svg:x2="45.95cm" svg:y2="19.2cm">
              <text:p/>
            </draw:line>
          </draw:g>
          <draw:frame draw:style-name="gr21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2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3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3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4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5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custom-shape draw:style-name="gr31" draw:text-style-name="P5" draw:layer="layout" svg:width="2cm" svg:height="2cm" svg:x="27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29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1.2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3.2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5.20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7.2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9.2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27.2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29.2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1.20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3.20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5.2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7.2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9.207cm" svg:y="1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3" draw:layer="layout" svg:width="53.458cm" svg:height="7.011cm" svg:x="2.969cm" svg:y="1.674cm" presentation:class="title" presentation:placeholder="true">
          <draw:text-box/>
        </draw:frame>
        <draw:custom-shape draw:style-name="gr33" draw:text-style-name="P1" draw:layer="layout" svg:width="16cm" svg:height="16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4.4cm" svg:height="9.81cm" svg:x="8.2cm" svg:y="8.8cm">
          <text:p text:style-name="P2"><text:span text:style-name="T4">机</text:span></text:p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7.2cm" svg:height="2.368cm" svg:x="6.8cm" svg:y="19.732cm">
          <draw:text-box>
            <text:p text:style-name="P2"><text:span text:style-name="T5">解析領域</text:span></text:p>
            <text:p/>
          </draw:text-box>
        </draw:frame>
        <draw:custom-shape draw:style-name="gr36" draw:text-style-name="P14" draw:layer="layout" svg:width="2cm" svg:height="2cm" svg:x="4cm" svg:y="1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cm" svg:height="4.3cm" svg:x="17.324cm" svg:y="3.5cm">
          <text:p/>
          <draw:enhanced-geometry svg:viewBox="0 0 21600 21600" draw:type="rectangle" draw:enhanced-path="M 0 0 L 21600 0 21600 21600 0 21600 0 0 Z N"/>
        </draw:custom-shape>
        <draw:frame draw:style-name="gr38" draw:text-style-name="P15" draw:layer="layout" svg:width="1.912cm" svg:height="3.071cm" svg:x="17.412cm" svg:y="4.1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6" draw:text-style-name="P17" draw:layer="layout" svg:width="2cm" svg:height="2cm" draw:transform="rotate (-0.0174532925199433) translate (15.295cm 13.433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" draw:layer="layout" svg:x1="5.6cm" svg:y1="15.4cm" svg:x2="6.8cm" svg:y2="14.6cm">
          <text:p/>
        </draw:line>
        <draw:line draw:style-name="gr39" draw:text-style-name="P3" draw:layer="layout" svg:x1="16.452cm" svg:y1="13.466cm" svg:x2="16.695cm" svg:y2="12.087cm">
          <text:p/>
        </draw:line>
        <draw:custom-shape draw:style-name="gr40" draw:text-style-name="P18" draw:layer="layout" svg:width="2.6cm" svg:height="2.6cm" svg:x="4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line draw:style-name="gr6" draw:text-style-name="P3" draw:layer="layout" svg:x1="43.4cm" svg:y1="29cm" svg:x2="26.6cm" svg:y2="29cm">
          <text:p/>
        </draw:line>
        <draw:line draw:style-name="gr6" draw:text-style-name="P3" draw:layer="layout" svg:x1="33cm" svg:y1="9.8cm" svg:x2="33cm" svg:y2="29cm">
          <text:p/>
        </draw:line>
        <draw:line draw:style-name="gr6" draw:text-style-name="P3" draw:layer="layout" svg:x1="27cm" svg:y1="9.8cm" svg:x2="27cm" svg:y2="29cm">
          <text:p/>
        </draw:line>
        <draw:line draw:style-name="gr6" draw:text-style-name="P3" draw:layer="layout" svg:x1="39cm" svg:y1="9.8cm" svg:x2="39cm" svg:y2="29cm">
          <text:p/>
        </draw:line>
        <draw:custom-shape draw:style-name="gr41" draw:text-style-name="P1" draw:layer="layout" svg:width="16cm" svg:height="16cm" svg:x="2.361cm" svg:y="2.76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7.2cm" svg:height="2.368cm" svg:x="6.761cm" svg:y="19.4cm">
          <draw:text-box>
            <text:p text:style-name="P2"><text:span text:style-name="T5">解析領域</text:span></text:p>
            <text:p/>
          </draw:text-box>
        </draw:frame>
        <draw:custom-shape draw:style-name="gr36" draw:text-style-name="P14" draw:layer="layout" svg:width="2cm" svg:height="2cm" svg:x="13.8cm" svg:y="7cm">
          <text:p text:style-name="P2"><text:span text:style-name="T3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1" draw:layer="layout" svg:width="2cm" svg:height="2.6cm" svg:x="17.4cm" svg:y="9.4cm">
          <text:p/>
          <draw:enhanced-geometry svg:viewBox="0 0 21600 21600" draw:type="rectangle" draw:enhanced-path="M 0 0 L 21600 0 21600 21600 0 21600 0 0 Z N"/>
        </draw:custom-shape>
        <draw:frame draw:style-name="gr38" draw:text-style-name="P15" draw:layer="layout" svg:width="1.912cm" svg:height="3.071cm" svg:x="18.888cm" svg:y="8.9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6" draw:text-style-name="P17" draw:layer="layout" svg:width="2cm" svg:height="2cm" draw:transform="rotate (-0.0174532925199433) translate (15.835cm 10.965cm)">
          <text:p text:style-name="P16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5.8cm" svg:y="5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14" draw:layer="layout" svg:width="2cm" svg:height="2cm" svg:x="16cm" svg:y="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14" draw:layer="layout" svg:width="2cm" svg:height="2cm" svg:x="13.4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14" draw:layer="layout" svg:width="2cm" svg:height="2cm" svg:x="13.8cm" svg:y="1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14" draw:layer="layout" svg:width="2cm" svg:height="2cm" svg:x="15.8cm" svg:y="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14" draw:layer="layout" svg:width="2cm" svg:height="2cm" svg:x="11.2cm" svg:y="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14" draw:layer="layout" svg:width="2cm" svg:height="2cm" svg:x="11.4cm" svg:y="7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14" draw:layer="layout" svg:width="2cm" svg:height="2cm" svg:x="13.4cm" svg:y="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14" draw:layer="layout" svg:width="2cm" svg:height="2cm" svg:x="15.4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14" draw:layer="layout" svg:width="2cm" svg:height="2cm" svg:x="15cm" svg:y="16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14" draw:layer="layout" svg:width="2cm" svg:height="2cm" svg:x="12.6cm" svg:y="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3" draw:text-style-name="P19" draw:layer="layout" svg:width="2cm" svg:height="2cm" svg:x="26cm" svg:y="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3" draw:text-style-name="P19" draw:layer="layout" svg:width="2cm" svg:height="2cm" svg:x="32.001cm" svg:y="28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3" draw:text-style-name="P19" draw:layer="layout" svg:width="2cm" svg:height="2cm" svg:x="38.002cm" svg:y="28.0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3" draw:text-style-name="P19" draw:layer="layout" svg:width="2cm" svg:height="2cm" svg:x="42.003cm" svg:y="28.0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3" draw:text-style-name="P19" draw:layer="layout" svg:width="2cm" svg:height="2cm" svg:x="26.007cm" svg:y="8.0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0">
        <draw:custom-shape draw:style-name="gr44" draw:text-style-name="P1" draw:layer="layout" svg:width="60.8cm" svg:height="25cm" svg:x="-1.4cm" svg:y="7.4cm">
          <text:p/>
          <draw:enhanced-geometry svg:viewBox="0 0 21600 21600" draw:type="rectangle" draw:enhanced-path="M 0 0 L 21600 0 21600 21600 0 21600 0 0 Z N"/>
        </draw:custom-shape>
        <draw:g draw:style-name="gr2">
          <draw:polygon draw:style-name="gr45" draw:text-style-name="P20" draw:layer="layout" svg:width="28.999cm" svg:height="15.199cm" svg:x="0.2cm" svg:y="11cm" svg:viewBox="0 0 29000 15200" draw:points="0,10000 0,8200 7000,8200 6600,3800 800,3800 800,2600 6600,2400 6400,0 7600,0 8400,8200 15200,8200 14800,0 16200,0 16600,8200 29000,8200 29000,10000 25200,10000 25400,15000 24000,15200 23600,10000">
            <text:p/>
          </draw:polygon>
          <draw:custom-shape draw:style-name="gr46" draw:text-style-name="P21" draw:layer="layout" svg:width="2.4cm" svg:height="2.8cm" svg:x="1.8cm" svg:y="23.6cm">
            <text:p/>
            <draw:enhanced-geometry svg:viewBox="0 0 21600 21600" draw:type="rectangle" draw:enhanced-path="M 0 0 L 21600 0 21600 21600 0 21600 0 0 Z N"/>
          </draw:custom-shape>
          <draw:polygon draw:style-name="gr47" draw:text-style-name="P22" draw:layer="layout" svg:width="7.199cm" svg:height="7.999cm" svg:x="8cm" svg:y="11cm" svg:viewBox="0 0 7200 8000" draw:points="800,8000 0,0 6800,0 7200,8000">
            <text:p/>
          </draw:polygon>
          <draw:custom-shape draw:style-name="gr48" draw:text-style-name="P2" draw:layer="layout" svg:width="4.8cm" svg:height="1.4cm" svg:x="0.6cm" svg:y="22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6" draw:text-style-name="P21" draw:layer="layout" svg:width="2.4cm" svg:height="2.8cm" svg:x="17cm" svg:y="22.6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3" draw:layer="layout" svg:width="4.8cm" svg:height="1.4cm" svg:x="15.8cm" svg:y="21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6" draw:text-style-name="P21" draw:layer="layout" svg:width="2.4cm" svg:height="2.8cm" svg:x="2.2cm" svg:y="1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24" draw:layer="layout" svg:width="4.8cm" svg:height="1.4cm" svg:x="1cm" svg:y="15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6" draw:text-style-name="P21" draw:layer="layout" svg:width="2.4cm" svg:height="2.8cm" svg:x="19.8cm" svg:y="15.2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3" draw:layer="layout" svg:width="4.8cm" svg:height="1.4cm" svg:x="18.6cm" svg:y="14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51" draw:text-style-name="P3" draw:layer="layout" svg:x1="0.8cm" svg:y1="20.1cm" svg:x2="28.4cm" svg:y2="20.1cm">
            <text:p/>
          </draw:line>
          <draw:line draw:style-name="gr51" draw:text-style-name="P3" draw:layer="layout" svg:x1="16.1cm" svg:y1="19.4cm" svg:x2="15.7cm" svg:y2="11.4cm">
            <text:p/>
          </draw:line>
          <draw:line draw:style-name="gr51" draw:text-style-name="P3" draw:layer="layout" svg:x1="8cm" svg:y1="19.2cm" svg:x2="7.2cm" svg:y2="11.4cm">
            <text:p/>
          </draw:line>
          <draw:line draw:style-name="gr51" draw:text-style-name="P3" draw:layer="layout" svg:x1="24.8cm" svg:y1="25.8cm" svg:x2="24.6cm" svg:y2="21cm">
            <text:p/>
          </draw:line>
          <draw:line draw:style-name="gr51" draw:text-style-name="P3" draw:layer="layout" svg:x1="6.4cm" svg:y1="14.2cm" svg:x2="1.596cm" svg:y2="14.2cm">
            <text:p/>
          </draw:line>
        </draw:g>
        <draw:g draw:style-name="gr2">
          <draw:line draw:style-name="gr52" draw:text-style-name="P3" draw:layer="layout" svg:x1="40.093cm" svg:y1="14.202cm" svg:x2="40.093cm" svg:y2="18.398cm">
            <text:p/>
          </draw:line>
          <draw:line draw:style-name="gr52" draw:text-style-name="P3" draw:layer="layout" svg:x1="40.093cm" svg:y1="14.202cm" svg:x2="40.093cm" svg:y2="18.398cm">
            <text:p/>
          </draw:line>
          <draw:custom-shape draw:style-name="gr53" draw:text-style-name="P7" draw:layer="layout" svg:width="2cm" svg:height="2cm" svg:x="53.093cm" svg:y="18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7" draw:layer="layout" svg:width="2cm" svg:height="2cm" svg:x="39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7" draw:layer="layout" svg:width="2cm" svg:height="2cm" draw:transform="skewX (-0.0204203522483337) translate (39.097cm 12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7" draw:layer="layout" svg:width="2cm" svg:height="2cm" svg:x="44.098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7" draw:layer="layout" svg:width="2cm" svg:height="2cm" svg:x="56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7" draw:layer="layout" svg:width="2cm" svg:height="2cm" svg:x="53.095cm" svg:y="2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3" draw:layer="layout" svg:x1="45.093cm" svg:y1="10.202cm" svg:x2="46.093cm" svg:y2="18.201cm">
            <text:p/>
          </draw:line>
          <draw:line draw:style-name="gr52" draw:text-style-name="P3" draw:layer="layout" svg:x1="54.093cm" svg:y1="20.202cm" svg:x2="54.093cm" svg:y2="24.398cm">
            <text:p/>
          </draw:line>
          <draw:line draw:style-name="gr52" draw:text-style-name="P3" draw:layer="layout" svg:x1="41.095cm" svg:y1="19.198cm" svg:x2="56.095cm" svg:y2="18.998cm">
            <text:p/>
          </draw:line>
          <draw:custom-shape draw:style-name="gr53" draw:text-style-name="P7" draw:layer="layout" svg:width="2cm" svg:height="2cm" svg:x="53.094cm" svg:y="18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7" draw:layer="layout" svg:width="2cm" svg:height="2cm" svg:x="45.096cm" svg:y="1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7" draw:layer="layout" svg:width="2cm" svg:height="2cm" svg:x="38.599cm" svg:y="8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7" draw:layer="layout" svg:width="2cm" svg:height="2cm" svg:x="34.6cm" svg:y="1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3" draw:layer="layout" svg:x1="39.693cm" svg:y1="10.102cm" svg:x2="40.093cm" svg:y2="12.202cm">
            <text:p/>
          </draw:line>
          <draw:line draw:style-name="gr52" draw:text-style-name="P3" draw:layer="layout" svg:x1="36.693cm" svg:y1="13.198cm" svg:x2="39.097cm" svg:y2="13.198cm">
            <text:p/>
          </draw:line>
          <draw:custom-shape draw:style-name="gr53" draw:text-style-name="P7" draw:layer="layout" svg:width="2cm" svg:height="2cm" svg:x="34.601cm" svg:y="18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3" draw:layer="layout" svg:x1="36.694cm" svg:y1="19.199cm" svg:x2="39.098cm" svg:y2="19.199cm">
            <text:p/>
          </draw:line>
        </draw:g>
        <draw:frame draw:style-name="gr54" draw:text-style-name="P9" draw:layer="layout" svg:width="11.8cm" svg:height="1.673cm" svg:x="8.8cm" svg:y="29.564cm">
          <draw:text-box>
            <text:p><text:span text:style-name="T6">(a)</text:span><text:span text:style-name="T6">解析する場所</text:span></text:p>
          </draw:text-box>
        </draw:frame>
        <draw:frame draw:style-name="gr55" draw:text-style-name="P9" draw:layer="layout" svg:width="13.8cm" svg:height="1.999cm" svg:x="39.554cm" svg:y="29.401cm">
          <draw:text-box>
            <text:p><text:span text:style-name="T6">(b)</text:span><text:span text:style-name="T6">ネットワークモデル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0">
        <draw:g draw:style-name="gr2">
          <draw:custom-shape draw:style-name="gr56" draw:text-style-name="P21" draw:layer="layout" svg:width="1.467cm" svg:height="1.711cm" svg:x="6.533cm" svg:y="12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3" draw:layer="layout" svg:width="2.933cm" svg:height="0.856cm" svg:x="5.8cm" svg:y="12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51" draw:text-style-name="P3" draw:layer="layout" svg:x1="16.1cm" svg:y1="19.4cm" svg:x2="15.7cm" svg:y2="11.4cm">
          <text:p/>
        </draw:line>
        <draw:line draw:style-name="gr52" draw:text-style-name="P3" draw:layer="layout" svg:x1="40.093cm" svg:y1="14.202cm" svg:x2="40.093cm" svg:y2="18.398cm">
          <text:p/>
        </draw:line>
        <draw:line draw:style-name="gr52" draw:text-style-name="P3" draw:layer="layout" svg:x1="40.093cm" svg:y1="14.202cm" svg:x2="40.093cm" svg:y2="18.398cm">
          <text:p/>
        </draw:line>
        <draw:custom-shape draw:style-name="gr53" draw:text-style-name="P7" draw:layer="layout" svg:width="2cm" svg:height="2cm" svg:x="53.093cm" svg:y="1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7" draw:layer="layout" svg:width="2cm" svg:height="2cm" svg:x="39.095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7" draw:layer="layout" svg:width="2cm" svg:height="2cm" draw:transform="skewX (-0.0204203522483337) translate (38.8cm 1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7" draw:layer="layout" svg:width="2cm" svg:height="2cm" svg:x="46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7" draw:layer="layout" svg:width="2cm" svg:height="2cm" svg:x="47.4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7" draw:layer="layout" svg:width="2cm" svg:height="2cm" svg:x="53.095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3" draw:layer="layout" svg:x1="47.8cm" svg:y1="13.8cm" svg:x2="48.2cm" svg:y2="18.2cm">
          <text:p/>
        </draw:line>
        <draw:line draw:style-name="gr52" draw:text-style-name="P3" draw:layer="layout" svg:x1="54.093cm" svg:y1="20.202cm" svg:x2="54.093cm" svg:y2="24.398cm">
          <text:p/>
        </draw:line>
        <draw:line draw:style-name="gr52" draw:text-style-name="P3" draw:layer="layout" svg:x1="41.095cm" svg:y1="19.198cm" svg:x2="47.4cm" svg:y2="19.198cm">
          <text:p/>
        </draw:line>
        <draw:frame draw:style-name="gr54" draw:text-style-name="P9" draw:layer="layout" svg:width="11.8cm" svg:height="1.673cm" svg:x="8.8cm" svg:y="29.564cm">
          <draw:text-box>
            <text:p><text:span text:style-name="T6">(a)</text:span><text:span text:style-name="T6">解析する場所</text:span></text:p>
          </draw:text-box>
        </draw:frame>
        <draw:frame draw:style-name="gr55" draw:text-style-name="P9" draw:layer="layout" svg:width="13.8cm" svg:height="1.999cm" svg:x="39.554cm" svg:y="29.401cm">
          <draw:text-box>
            <text:p><text:span text:style-name="T6">(b)</text:span><text:span text:style-name="T6">ネットワークモデル</text:span></text:p>
          </draw:text-box>
        </draw:frame>
        <draw:g draw:style-name="gr2" xml:id="id1" draw:id="id1">
          <draw:custom-shape draw:style-name="gr58" draw:text-style-name="P25" draw:layer="layout" svg:width="7.2cm" svg:height="6.4cm" svg:x="4.6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1" draw:layer="layout" svg:width="1.467cm" svg:height="1.711cm" svg:x="8.4cm" svg:y="10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6" draw:layer="layout" svg:width="2.933cm" svg:height="0.856cm" svg:x="7.667cm" svg:y="10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60" draw:text-style-name="P9" draw:layer="layout" svg:width="3.131cm" svg:height="1.352cm" svg:x="6.635cm" svg:y="16cm">
          <draw:text-box>
            <text:p><text:span text:style-name="T7">都市</text:span><text:span text:style-name="T7">A</text:span></text:p>
          </draw:text-box>
        </draw:frame>
        <draw:g draw:style-name="gr2">
          <draw:custom-shape draw:style-name="gr56" draw:text-style-name="P21" draw:layer="layout" svg:width="1.467cm" svg:height="1.711cm" svg:x="12.534cm" svg:y="22.8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3" draw:layer="layout" svg:width="2.933cm" svg:height="0.856cm" svg:x="11.801cm" svg:y="22.3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2" draw:id="id2">
          <draw:custom-shape draw:style-name="gr61" draw:text-style-name="P25" draw:layer="layout" svg:width="7.2cm" svg:height="6.4cm" svg:x="10.601cm" svg:y="18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1" draw:layer="layout" svg:width="1.467cm" svg:height="1.711cm" svg:x="14.401cm" svg:y="20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6" draw:layer="layout" svg:width="2.933cm" svg:height="0.856cm" svg:x="13.668cm" svg:y="20.1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60" draw:text-style-name="P9" draw:layer="layout" svg:width="3.131cm" svg:height="1.352cm" svg:x="12.636cm" svg:y="25.973cm">
          <draw:text-box>
            <text:p><text:span text:style-name="T7">都市</text:span><text:span text:style-name="T7">A</text:span></text:p>
          </draw:text-box>
        </draw:frame>
        <draw:g draw:style-name="gr2">
          <draw:custom-shape draw:style-name="gr56" draw:text-style-name="P21" draw:layer="layout" svg:width="1.467cm" svg:height="1.711cm" svg:x="19.535cm" svg:y="12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3" draw:layer="layout" svg:width="2.933cm" svg:height="0.856cm" svg:x="18.802cm" svg:y="12.3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3" draw:id="id3">
          <draw:custom-shape draw:style-name="gr61" draw:text-style-name="P25" draw:layer="layout" svg:width="7.2cm" svg:height="6.4cm" svg:x="17.602cm" svg:y="8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1" draw:layer="layout" svg:width="1.467cm" svg:height="1.711cm" svg:x="21.402cm" svg:y="10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6" draw:layer="layout" svg:width="2.933cm" svg:height="0.856cm" svg:x="20.669cm" svg:y="10.1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60" draw:text-style-name="P9" draw:layer="layout" svg:width="3.131cm" svg:height="1.352cm" svg:x="19.637cm" svg:y="15.946cm">
          <draw:text-box>
            <text:p><text:span text:style-name="T7">都市</text:span><text:span text:style-name="T7">A</text:span></text:p>
          </draw:text-box>
        </draw:frame>
        <draw:g draw:style-name="gr2">
          <draw:custom-shape draw:style-name="gr56" draw:text-style-name="P21" draw:layer="layout" svg:width="1.467cm" svg:height="1.711cm" svg:x="25.535cm" svg:y="22.8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3" draw:layer="layout" svg:width="2.933cm" svg:height="0.856cm" svg:x="24.802cm" svg:y="22.3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4" draw:id="id4">
          <draw:custom-shape draw:style-name="gr61" draw:text-style-name="P25" draw:layer="layout" svg:width="7.2cm" svg:height="6.4cm" svg:x="23.602cm" svg:y="18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1" draw:layer="layout" svg:width="1.467cm" svg:height="1.711cm" svg:x="27.402cm" svg:y="2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6" draw:layer="layout" svg:width="2.933cm" svg:height="0.856cm" svg:x="26.669cm" svg:y="20.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60" draw:text-style-name="P9" draw:layer="layout" svg:width="3.131cm" svg:height="1.352cm" svg:x="25.637cm" svg:y="25.92cm">
          <draw:text-box>
            <text:p><text:span text:style-name="T7">都市</text:span><text:span text:style-name="T7">A</text:span></text:p>
          </draw:text-box>
        </draw:frame>
        <draw:connector draw:style-name="gr62" draw:text-style-name="P3" draw:layer="layout" draw:type="line" svg:x1="11.8cm" svg:y1="12.2cm" svg:x2="14.201cm" svg:y2="18.973cm" draw:start-shape="id1" draw:end-shape="id2" svg:d="M11800 12200l2401 6773" svg:viewBox="0 0 2402 6774">
          <text:p/>
        </draw:connector>
        <draw:connector draw:style-name="gr63" draw:text-style-name="P3" draw:layer="layout" draw:type="line" svg:x1="11.8cm" svg:y1="12.2cm" svg:x2="17.602cm" svg:y2="12.146cm" draw:start-shape="id1" draw:start-glue-point="1" draw:end-shape="id3" draw:end-glue-point="3" svg:d="M11800 12200l5802-54" svg:viewBox="0 0 5803 55">
          <text:p/>
        </draw:connector>
        <draw:connector draw:style-name="gr64" draw:text-style-name="P3" draw:layer="layout" draw:type="line" svg:x1="24.802cm" svg:y1="12.146cm" svg:x2="27.202cm" svg:y2="18.92cm" draw:start-shape="id3" draw:end-shape="id4" draw:end-glue-point="0" svg:d="M24802 12146l2400 6774" svg:viewBox="0 0 2401 6775">
          <text:p/>
        </draw:connector>
        <draw:connector draw:style-name="gr65" draw:text-style-name="P3" draw:layer="layout" draw:type="line" svg:x1="17.602cm" svg:y1="12.146cm" svg:x2="14.201cm" svg:y2="18.973cm" draw:start-shape="id3" draw:end-shape="id2" draw:end-glue-point="0" svg:d="M17602 12146l-3401 6827" svg:viewBox="0 0 3402 6828">
          <text:p/>
        </draw:connector>
        <draw:connector draw:style-name="gr66" draw:text-style-name="P3" draw:layer="layout" draw:type="line" svg:x1="17.801cm" svg:y1="22.173cm" svg:x2="23.602cm" svg:y2="22.12cm" draw:start-shape="id2" draw:start-glue-point="1" draw:end-shape="id4" draw:end-glue-point="3" svg:d="M17801 22173l5801-53" svg:viewBox="0 0 5802 54">
          <text:p/>
        </draw:connector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13" svg:d="M0 13l10-13 10 13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IPAex明朝" fo:font-size="24pt" fo:language="en" fo:country="US" style:font-name-asian="IPAex明朝1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ゴシック1" style:font-family-asian="IPAexゴシック" style:font-family-generic-asian="system" style:font-pitch-asian="variable" style:font-size-asian="18pt" style:font-style-asian="normal" style:font-weight-asian="normal" style:font-name-complex="IPAPGothic" style:font-family-complex="IPA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20pt" style:font-style-asian="normal" style:font-weight-asian="normal" style:font-name-complex="IPAPGothic" style:font-family-complex="IPA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32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44pt" style:font-style-asian="normal" style:font-weight-asian="normal" style:font-name-complex="IPAPGothic" style:font-family-complex="IPA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標準" style:page-layout-name="PM1" draw:style-name="Mdp1">
      <draw:frame presentation:style-name="標準-title" draw:layer="backgroundobjects" svg:width="53.458cm" svg:height="7.011cm" svg:x="2.969cm" svg:y="1.674cm" presentation:class="title" presentation:placeholder="true">
        <draw:text-box/>
      </draw:frame>
      <draw:frame presentation:style-name="標準-outline1" draw:layer="backgroundobjects" svg:width="53.458cm" svg:height="24.358cm" svg:x="2.969cm" svg:y="9.826cm" presentation:class="outline" presentation:placeholder="true">
        <draw:text-box/>
      </draw:frame>
      <draw:frame presentation:style-name="Mpr1" draw:text-style-name="MP2" draw:layer="backgroundobjects" svg:width="13.838cm" svg:height="2.894cm" svg:x="2.969cm" svg:y="38.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28cm" svg:height="2.894cm" svg:x="20.314cm" svg:y="38.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38cm" svg:height="2.894cm" svg:x="42.589cm" svg:y="38.2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8:20.202298465</meta:creation-date>
    <dc:date>2023-09-16T19:18:33.253408735</dc:date>
    <meta:editing-duration>PT2H26M4S</meta:editing-duration>
    <meta:editing-cycles>11</meta:editing-cycles>
    <meta:generator>LibreOffice/7.5.5.2$Linux_X86_64 LibreOffice_project/50$Build-2</meta:generator>
    <meta:document-statistic meta:object-count="406"/>
  </office:meta>
</office:document-meta>
</file>